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5.964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3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9e1e1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font-name="Consolas" style:font-name-asian="Consolas" style:font-name-complex="Consolas"/>
    </style:style>
    <style:style style:name="ce7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21" style:family="table-cell" style:parent-style-name="Default">
      <style:table-cell-properties fo:background-color="#ffd9e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font-name="Consolas" fo:language="none" fo:country="none" style:text-underline-style="none" style:font-name-asian="Consolas" style:language-asian="none" style:country-asian="none" style:font-name-complex="Consolas" style:language-complex="none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style:font-name-asian="Consolas" style:font-name-complex="Consolas"/>
    </style:style>
    <style:style style:name="T1" style:family="text">
      <style:text-properties fo:color="#7f0055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2" style:family="text">
      <style:text-properties fo:font-size="10pt" style:font-name-asian="Consolas" style:font-name-complex="Consolas" style:font-size-asian="10pt" style:font-size-complex="10pt" fo:color="#000000"/>
    </style:style>
    <style:style style:name="T3" style:family="text">
      <style:text-properties fo:font-size="10pt" style:font-name-asian="Consolas" style:font-name-complex="Consolas" style:font-size-asian="10pt" style:font-size-complex="10pt" fo:color="#7f0055" fo:font-weight="bold" style:font-weight-asian="bold" style:font-weight-complex="bold"/>
    </style:style>
    <style:style style:name="T4" style:family="text">
      <style:text-properties fo:font-size="10pt" style:font-name-asian="Consolas" style:font-name-complex="Consolas" style:font-size-asian="10pt" style:font-size-complex="10pt" fo:color="#0000c0"/>
    </style:style>
    <style:style style:name="T5" style:family="text">
      <style:text-properties fo:color="#7f0055" style:font-name="Consolas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6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7" style:family="text">
      <style:text-properties style:font-name="Consolas" fo:font-size="10pt" style:font-name-asian="Consolas" style:font-name-complex="Consolas" style:font-size-asian="10pt" style:font-size-complex="10pt" fo:color="#7f0055" fo:font-weight="bold" style:font-weight-asian="bold" style:font-weight-complex="bold"/>
    </style:style>
    <style:style style:name="T8" style:family="text">
      <style:text-properties style:font-name="Consolas" fo:font-size="10pt" style:font-name-asian="Consolas" style:font-name-complex="Consolas" style:font-size-asian="10pt" style:font-size-complex="10pt" fo:color="#000000" style:text-underline-style="none" style:text-underline-color="font-color"/>
    </style:style>
    <style:style style:name="T9" style:family="text">
      <style:text-properties style:font-name="Consolas" fo:font-size="10pt" style:font-name-asian="Consolas" style:font-name-complex="Consolas" style:font-size-asian="10pt" style:font-size-complex="10pt" fo:color="#0000c0"/>
    </style:style>
    <style:style style:name="T10" style:family="text">
      <style:text-properties fo:color="#000000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Cliente</text:p>
          </table:table-cell>
          <table:table-cell table:style-name="ce6" office:value-type="string" calcext:value-type="string">
            <text:p>Mantenimiento</text:p>
          </table:table-cell>
          <table:table-cell table:style-name="ce8" office:value-type="string" calcext:value-type="string">
            <text:p>Producto</text:p>
          </table:table-cell>
          <table:table-cell table:style-name="ce8" office:value-type="string" calcext:value-type="string">
            <text:p>Ventas</text:p>
          </table:table-cell>
          <table:table-cell table:style-name="ce6" office:value-type="string" calcext:value-type="string">
            <text:p>Registro</text:p>
          </table:table-cell>
          <table:table-cell table:style-name="ce10" office:value-type="string" calcext:value-type="string">
            <text:p>Tarea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9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id</text:span></text:p>
          </table:table-cell>
          <table:table-cell table:style-name="ce2" office:value-type="string" calcext:value-type="string">
            <text:p><text:span text:style-name="T1">private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2" office:value-type="string" calcext:value-type="string">
            <text:p><text:span text:style-name="T1">private</text:span><text:span text:style-name="T2"> </text:span><text:span text:style-name="T3">int</text:span><text:span text:style-name="T2"> </text:span><text:span text:style-name="T4">id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nombre</text:span>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_client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codProducto</text:span></text:p>
          </table:table-cell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id_cliente</text:span></text:p>
          </table:table-cell>
          <table:table-cell table:style-name="ce2" office:value-type="string" calcext:value-type="string">
            <text:p><text:span text:style-name="T1">private</text:span><text:span text:style-name="T2"> </text:span><text:span text:style-name="T3">int</text:span><text:span text:style-name="T2"> </text:span><text:span text:style-name="T4">id_todo</text:span></text:p>
          </table:table-cell>
          <table:table-cell table:style-name="ce11" office:value-type="string" calcext:value-type="string">
            <text:p><text:span text:style-name="T1">private</text:span><text:span text:style-name="T2"> String </text:span><text:span text:style-name="T4">tarea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apellido1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descripcion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nombre</text:span></text:p>
          </table:table-cell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id_producto</text:span></text:p>
          </table:table-cell>
          <table:table-cell table:style-name="ce2" office:value-type="string" calcext:value-type="string">
            <text:p><text:span text:style-name="T1">private</text:span><text:span text:style-name="T2"> Date </text:span><text:span text:style-name="T4">f_inicio</text:span></text:p>
          </table:table-cell>
          <table:table-cell table:style-name="ce11" office:value-type="string" calcext:value-type="string">
            <text:p><text:span text:style-name="T1">private</text:span><text:span text:style-name="T2"> String </text:span><text:span text:style-name="T4">prioridad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apellido2</text:span></text:p>
          </table:table-cell>
          <table:table-cell table:style-name="ce2" office:value-type="string" calcext:value-type="string">
            <text:p><text:span text:style-name="T1">public</text:span><text:span text:style-name="T2"> Date </text:span><text:span text:style-name="T4">falta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categoria</text:span></text:p>
          </table:table-cell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precio_venta</text:span></text:p>
          </table:table-cell>
          <table:table-cell table:style-name="ce2" office:value-type="string" calcext:value-type="string">
            <text:p><text:span text:style-name="T1">private</text:span><text:span text:style-name="T2"> Date </text:span><text:span text:style-name="T4">f_fin</text:span></text:p>
          </table:table-cell>
          <table:table-cell table:style-name="ce2" office:value-type="string" calcext:value-type="string">
            <text:p><text:span text:style-name="T5">private</text:span><text:span text:style-name="T6"> String </text:span><text:span text:style-name="T9">cliente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municipio</text:span></text:p>
          </table:table-cell>
          <table:table-cell table:style-name="ce2" office:value-type="string" calcext:value-type="string">
            <text:p><text:span text:style-name="T1">public</text:span><text:span text:style-name="T2"> Date </text:span><text:span text:style-name="T4">falerta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subCategoria</text:span></text:p>
          </table:table-cell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precio_compra</text:span></text:p>
          </table:table-cell>
          <table:table-cell table:style-name="ce2" office:value-type="string" calcext:value-type="string">
            <text:p><text:span text:style-name="T1">private</text:span><text:span text:style-name="T2"> String </text:span><text:span text:style-name="T4">tipo_registro</text:span></text:p>
          </table:table-cell>
          <table:table-cell table:style-name="ce2" office:value-type="string" calcext:value-type="string">
            <text:p><text:span text:style-name="T1">private</text:span><text:span text:style-name="T2"> Date </text:span><text:span text:style-name="T4">fAlta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direccion</text:span></text:p>
          </table:table-cell>
          <table:table-cell table:style-name="ce3" office:value-type="string" calcext:value-type="string">
            <text:p>public int km_recorridos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marca</text:span></text:p>
          </table:table-cell>
          <table:table-cell table:style-name="ce2" office:value-type="string" calcext:value-type="string">
            <text:p><text:span text:style-name="T5">public</text:span><text:span text:style-name="T6"> Date </text:span><text:span text:style-name="T9">fecha_venta</text:span></text:p>
          </table:table-cell>
          <table:table-cell table:style-name="ce2" office:value-type="string" calcext:value-type="string">
            <text:p><text:span text:style-name="T1">private</text:span><text:span text:style-name="T2"> </text:span><text:span text:style-name="T3">boolean</text:span><text:span text:style-name="T2"> </text:span><text:span text:style-name="T4">activo</text:span></text:p>
          </table:table-cell>
          <table:table-cell table:style-name="ce2" office:value-type="string" calcext:value-type="string">
            <text:p><text:span text:style-name="T1">private</text:span><text:span text:style-name="T2"> Date </text:span><text:span text:style-name="T4">fAlert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8">telefono</text:span></text:p>
          </table:table-cell>
          <table:table-cell table:style-name="ce3" office:value-type="string" calcext:value-type="string">
            <text:p>public int km_tope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modelo</text:span></text:p>
          </table:table-cell>
          <table:table-cell table:style-name="ce2"/>
          <table:table-cell table:style-name="ce2" office:value-type="string" calcext:value-type="string">
            <text:p><text:span text:style-name="T1">private</text:span><text:span text:style-name="T2"> String </text:span><text:span text:style-name="T4">descripcion</text:span></text:p>
          </table:table-cell>
          <table:table-cell table:style-name="ce11" office:value-type="string" calcext:value-type="string">
            <text:p><text:span text:style-name="T1">private</text:span><text:span text:style-name="T2"> String </text:span><text:span text:style-name="T4">Descripcion</text:span></text:p>
          </table:table-cell>
          <table:table-cell/>
        </table:table-row>
        <table:table-row table:style-name="ro1">
          <table:table-cell table:number-columns-repeated="2" table:style-name="ce3" office:value-type="string" calcext:value-type="string">
            <text:p>public int id_bike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double</text:span><text:span text:style-name="T2"> </text:span><text:span text:style-name="T4">precio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private</text:span><text:span text:style-name="T2"> String </text:span><text:span text:style-name="T4">status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venta</text:p>
          </table:table-cell>
          <table:table-cell table:style-name="ce3" office:value-type="string" calcext:value-type="string">
            <text:p>public int id_componente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double</text:span><text:span text:style-name="T2"> </text:span><text:span text:style-name="T4">pvp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private</text:span><text:span text:style-name="T2"> String </text:span><text:span text:style-name="T4">solucion</text:span>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public int descuent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public boolean publicad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public int stock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5" office:value-type="string" calcext:value-type="string">
            <text:p>Bike</text:p>
          </table:table-cell>
          <table:table-cell table:style-name="ce5" office:value-type="string" calcext:value-type="string">
            <text:p>Parte_Bike</text:p>
          </table:table-cell>
          <table:table-cell table:style-name="ce5" office:value-type="string" calcext:value-type="string">
            <text:p>Componente</text:p>
          </table:table-cell>
          <table:table-cell table:style-name="ce21" office:value-type="string" calcext:value-type="string">
            <text:p>Modelo</text:p>
          </table:table-cell>
          <table:table-cell table:style-name="ce21"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ublic int id</text:p>
          </table:table-cell>
          <table:table-cell table:style-name="ce7" office:value-type="string" calcext:value-type="string">
            <text:p>public int id</text:p>
          </table:table-cell>
          <table:table-cell table:style-name="ce3" office:value-type="string" calcext:value-type="string">
            <text:p>public int id</text:p>
          </table:table-cell>
          <table:table-cell table:style-name="ce3" office:value-type="string" office:string-value="public int id" calcext:value-type="string">
            <text:p><text:span text:style-name="T10"/><text:span text:style-name="T7">public</text:span><text:span text:style-name="T6"> </text:span><text:span text:style-name="T7">int</text:span><text:span text:style-name="T6"> </text:span><text:span text:style-name="T9">id</text:span></text:p>
          </table:table-cell>
          <table:table-cell table:style-name="ce3" office:value-type="string" office:string-value="public int id;" calcext:value-type="string">
            <text:p><text:span text:style-name="T10"/><text:span text:style-name="T7">public</text:span><text:span text:style-name="T6"> </text:span><text:span text:style-name="T7">int</text:span><text:span text:style-name="T6"> </text:span><text:span text:style-name="T9">id</text:span><text:span text:style-name="T6">;</text:span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ublic int id_marca</text:p>
          </table:table-cell>
          <table:table-cell table:style-name="ce7" office:value-type="string" calcext:value-type="string">
            <text:p>public int id_bike</text:p>
          </table:table-cell>
          <table:table-cell table:style-name="ce3" office:value-type="string" calcext:value-type="string">
            <text:p>public int id_marca</text:p>
          </table:table-cell>
          <table:table-cell table:style-name="ce3" office:value-type="string" office:string-value="public String marca" calcext:value-type="string">
            <text:p><text:span text:style-name="T10"/><text:span text:style-name="T7">public</text:span><text:span text:style-name="T6"> String </text:span><text:span text:style-name="T9">marca</text:span></text:p>
          </table:table-cell>
          <table:table-cell table:style-name="ce3" office:value-type="string" office:string-value="public int id_marca;" calcext:value-type="string">
            <text:p><text:span text:style-name="T10"/><text:span text:style-name="T7">public</text:span><text:span text:style-name="T6"> </text:span><text:span text:style-name="T7">int</text:span><text:span text:style-name="T6"> </text:span><text:span text:style-name="T9">id_marca</text:span><text:span text:style-name="T6">;</text:span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ublic int id_modelo</text:p>
          </table:table-cell>
          <table:table-cell table:style-name="ce7" office:value-type="string" calcext:value-type="string">
            <text:p>public int id_componente</text:p>
          </table:table-cell>
          <table:table-cell table:style-name="ce3" office:value-type="string" calcext:value-type="string">
            <text:p>public int id_modelo</text:p>
          </table:table-cell>
          <table:table-cell table:style-name="ce3" office:value-type="string" office:string-value="public boolean activo" calcext:value-type="string">
            <text:p><text:span text:style-name="T10"/><text:span text:style-name="T7">public</text:span><text:span text:style-name="T6"> </text:span><text:span text:style-name="T7">boolean</text:span><text:span text:style-name="T6"> </text:span><text:span text:style-name="T9">activo</text:span></text:p>
          </table:table-cell>
          <table:table-cell table:style-name="ce3" office:value-type="string" office:string-value="public String modelo;" calcext:value-type="string">
            <text:p><text:span text:style-name="T10"/><text:span text:style-name="T7">public</text:span><text:span text:style-name="T6"> String </text:span><text:span text:style-name="T9">modelo</text:span><text:span text:style-name="T6">;</text:span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ublic int id_partebike</text:p>
          </table:table-cell>
          <table:table-cell table:style-name="ce7" office:value-type="string" calcext:value-type="string">
            <text:p>public int id_mantenimiento</text:p>
          </table:table-cell>
          <table:table-cell table:style-name="ce3" office:value-type="string" calcext:value-type="string">
            <text:p>public int id_bike</text:p>
          </table:table-cell>
          <table:table-cell/>
          <table:table-cell table:style-name="ce3" office:value-type="string" office:string-value="public boolean activo;" calcext:value-type="string">
            <text:p><text:span text:style-name="T10"/><text:span text:style-name="T7">public</text:span><text:span text:style-name="T6"> </text:span><text:span text:style-name="T7">boolean</text:span><text:span text:style-name="T6"> </text:span><text:span text:style-name="T9">activo</text:span><text:span text:style-name="T6">;</text:span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ublic int id_cliente</text:p>
          </table:table-cell>
          <table:table-cell table:style-name="ce7" office:value-type="string" calcext:value-type="string">
            <text:p>public String observacines</text:p>
          </table:table-cell>
          <table:table-cell table:style-name="ce3" office:value-type="string" calcext:value-type="string">
            <text:p>public int id_client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ublic int id_mantinimiento</text:p>
          </table:table-cell>
          <table:table-cell table:style-name="ce7" office:value-type="string" calcext:value-type="string">
            <text:p>public boolean activo</text:p>
          </table:table-cell>
          <table:table-cell table:style-name="ce3" office:value-type="string" calcext:value-type="string">
            <text:p>public int id_mantenimient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ublic String observaciones</text:p>
          </table:table-cell>
          <table:table-cell/>
          <table:table-cell table:style-name="ce3" office:value-type="string" calcext:value-type="string">
            <text:p>public String observacion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ublic boolean activo</text:p>
          </table:table-cell>
          <table:table-cell/>
          <table:table-cell table:style-name="ce3" office:value-type="string" calcext:value-type="string">
            <text:p>public boolean activo</text:p>
          </table:table-cell>
          <table:table-cell table:number-columns-repeated="4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8:32:15.42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5:43:46.601000000</meta:creation-date>
    <dc:date>2020-11-26T18:38:28.154000000</dc:date>
    <meta:editing-duration>PT1H14M34S</meta:editing-duration>
    <meta:editing-cycles>17</meta:editing-cycles>
    <meta:generator>LibreOffice/7.0.1.2$Windows_X86_64 LibreOffice_project/7cbcfc562f6eb6708b5ff7d7397325de9e764452</meta:generator>
    <meta:document-statistic meta:table-count="1" meta:cell-count="92" meta:object-count="0"/>
  </office:meta>
</office:document-meta>
</file>